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/>
      <style:text-properties style:text-underline-style="solid" style:text-underline-type="single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Hyperlink" style:data-style-name="N0">
      <style:table-cell-properties fo:background-color="transparent"/>
      <style:text-properties fo:color="#0563C1" style:text-underline-style="solid" style:text-underline-type="single"/>
    </style:style>
    <style:style style:name="ce7" style:family="table-cell" style:parent-style-name="Hyperlink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7.064375cm" style:use-optimal-column-width="true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2.43416666666667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16.801041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column table:style-name="co4" table:number-columns-repeated="16381" table:default-cell-style-name="ce5"/>
        <table:table-row table:style-name="ro1">
          <table:table-cell office:value-type="string" table:style-name="ce2">
            <text:p>IMAGE LINK</text:p>
          </table:table-cell>
          <table:table-cell office:value-type="string" table:style-name="ce3">
            <text:p>Checked?</text:p>
          </table:table-cell>
          <table:table-cell office:value-type="string" table:style-name="ce3">
            <text:p>Corrected?</text:p>
          </table:table-cell>
          <table:table-cell office:value-type="string" table:style-name="ce3">
            <text:p>Notes: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4">
            <text:p>5thEpisode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4">
            <text:p>ActionMachinegu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Adrenix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Agathodemo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AirstrikeMarker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AlienvsPredator2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AlliedMarines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Alternate/GibDeath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office:value-type="string" table:style-name="ce5">
            <text:p>needs correcting at JSON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AmmoSatchel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6">
            <text:p>Amulets&amp;Armor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office:value-type="string" table:style-name="ce5">
            <text:p>needs correcting at JSON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Anachronox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AnkhofLif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Apostasy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ApprenticeofDSparil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ArbalestotAncient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ArchonofHell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ArmorSet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ArxFatalis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ASMDShockRifl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AugmentedArachnotro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BabyCacodemo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BakersLegacy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BaphometsEy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office:value-type="string" table:style-name="ce5">
            <text:p>eyes -&gt; baphometseyes?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BeachUmbrella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office:value-type="string" table:style-name="ce5">
            <text:p>rename from Umbrella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BeheadedKamikaz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BioSpher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BlackandGreenTextures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Blood1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Blood2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BloodGhost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BloodlustSpher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BloodyChai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ookoftheDead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ootsoftheNorth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racersofForc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ronzeLight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RP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ulletKit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urningCorpse(Doom)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urningCorpse(Hexen)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utcher(Gun)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Cacolanter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Cacti(slim)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Cactu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Cages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CagesTexturePackVol2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CellKit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CeramicPottery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Chandelier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Chasm-TheRiftBeta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Chasm-TheRift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CheshireCacodemo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Chicke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Cinder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ClaymoreMin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ClockTowerBell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office:value-type="string" table:style-name="ce5">
            <text:p>?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Cloud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ComputerMachin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office:value-type="string" table:style-name="ce5">
            <text:p>?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CoreTentacl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Counterstrike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CowSkull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CrimsonBanner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CrusadersOfMight&amp;Magic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CultoftheSerpentStaff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CyClones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aggerfallSkeleto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aggerfall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aikatana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amageandLowHealthEffect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office:value-type="string" table:style-name="ce5">
            <text:p>is a jpg?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arkBase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arkForces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BIGFONTPlai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ead/SwampTre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office:value-type="string" table:style-name="ce5">
            <text:p>need to change JSON!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eadCorvu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econstructIndustrial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emonicDron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emonicPowerDow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escentI&amp;II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office:value-type="string" table:style-name="ce5">
            <text:p>need to change JSON!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evastator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eviationLauncher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evilWorm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office:value-type="string" table:style-name="ce5">
            <text:p>??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iogen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isciple(withmelee)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oom25SSG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office:value-type="string" table:style-name="ce5">
            <text:p>??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oom3BloodDecal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oom3Keycard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oom64Light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oom64TextureVariant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oom64Torch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oomPotpourriTex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oomRPGGhoul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oomSmallfontSquar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office:value-type="string" table:style-name="ce5">
            <text:p>??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oomTerrainSplash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oomTexturesforDoomII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oubleBladedChainsaw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rDoctors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ualBarrelLaserRifl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ukeNukem3D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ukeNukemAtomic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ukeNukemBig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ukeNukemSmall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usks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EgoSmasher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Ember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EmeraldAmulet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EnemyDolls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Enforcer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EnhancedCacodemo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EnlighteningBig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EnlighteningSmall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Erratic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EternalDoomResourc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ExplosionsnStuff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ExplosiveSuperShotgu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ate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inalDoom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IREBLUTorch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irePillars(Doom)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irePillars(Hexen)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irePillars(Strife)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ireSerpent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istsofFury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lareGu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leshFeast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leshPillar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leshSpaw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loorandCeilingLantern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lyKing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og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ood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oodBarrel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orcefieldLaserbeam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ormerScientistsPack2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ountainofRejuvenatio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reezeRifl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rostFang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usionArachno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GardenTre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GargoyleWing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GatlingLaser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GhostbustersDoomTex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GlassTechPillar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GoldenFleeceSheep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Gothic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Gray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GrenadeLauncher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HadesElemental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HalfCutSoldier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Half-Life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HandoftheWraith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HeadlessZombieScientist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HeavyCarbineZombiema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HeavyChaingu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HeavyMetalFAKKII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HellBas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HereticIITextures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HexenII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HexenTree&amp;LeafVariant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office:value-type="string" table:style-name="ce5">
            <text:p>?? Probably needs changing at source ad has ampersand…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IconoftheRave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Id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office:value-type="string" table:style-name="ce5">
            <text:p>font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IdBig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office:value-type="string" table:style-name="ce5">
            <text:p>font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IdCondensed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office:value-type="string" table:style-name="ce5">
            <text:p>font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IdShadowed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office:value-type="string" table:style-name="ce5">
            <text:p>font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IDTex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IdUpper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IdUpperBold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IKPack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ImpalerCrossbow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ImprovedDBigFont+Variant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InPursuitofGreed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Ionspray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IronCrossbow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IWadBrightmap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Juggernaut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KarasawaZombi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Kingpin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Knif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LaboratoryGlas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Lameduke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LargeBloodContainer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LaserArena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Lava&amp;MudGolem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office:value-type="string" table:style-name="ce5">
            <text:p>???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Lavaball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LavaFlow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LegendoftheSevenPaladin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LightColumnVariation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LimestoneCaveFormation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LiquidFountain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LordofHeresy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Lycanthrop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M60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MachineGu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MachinegunZombiema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MageslayerTextures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MagicalDron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MagicSparkle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MagnetSaw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MaliceTexturePack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MapDevelopmentTextures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MarbleColumns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MarineCorpses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MarineSupplyPack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Mars3DTextures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MaskofTerror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MaxPayneTextures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MedievalTextures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MementwoBig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MementwoSmall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inecraftia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inigun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iniplicity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onsterHead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ortiserTexturePack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ysteriesotSithTexs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Nailborg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NailborgCommando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NailGun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NecrodomeBarrels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NecrodomeRocks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NightmareAnimationsPack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NightmareTexturePack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NMNCorpVol1TexturePack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NMNCorpVol2TexturePack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NoirPack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NoughtPointFour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NuclearMissileLauncher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groTexturePack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ilBarrel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utlawsTexturePack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almtrees(burntstumps)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almtrees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atchedUpTextures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entacleofProjection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ipeBombs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lasmaBeam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lasmaGun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lasmaRepeater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otionofFireResistance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otionVariants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owerslaveTexturePack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owerUpRingSpawners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SXFireSkies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syrenTexturePack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ump-ActionShotgun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Quad-ShotgunZombie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Quake2Small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QuakeIIChaingun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QuakeIIITexturePack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QuakeIITexturePack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QuakeITexturePack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QuiverTextures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RadixTexturePack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RainSimple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RecoloredDoomTexturePack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RedneckRampageTextures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ReturnToCastleWolfensteinTextures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Revolver(PS)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RingofRegeneration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RingoftheOwl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RiotNerveGasLauncher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RiseoftheTriadTexturePack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RocketPile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RocketZombie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RocketZombieII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RomerosDoomDumpGore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ailorScoutTexturePack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awedOff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cepterofSouls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creamsScreamsScreams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crollofHellfire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eaweed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eekerBazooka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hadowCasterTextures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hadowWarriorTexturePack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harkwithLaser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hellKit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hirtlessBeheadedMarine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ide-By-SideShotgun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ilverTexturePack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implyUnreal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ingleBarrelShotgun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inisterMachine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kullCandle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mallBloodContainer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malltrees&amp;bushes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MG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oldierOfFortune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olidSnakeBig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SolidSnakeSmall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SoulSpawners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SparkleSpawners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Spark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PAS-12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SpellBinder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StainedGlassWindows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StalagmitesandStalactite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StarTrekEliteForceTexs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StatusReport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StatusReportBig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Steam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StrifeBloodyColumns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StrongholdPowerPad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SuperShield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SuperShotgun(KDiZD)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SystemShock2Textures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SystemShockTexturePack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TalismanoftheDepths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TechGizmos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TeeveeGold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TekWarTexturePack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TeleportSmokeSpawner.png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4">
            <text:p>TeslaCannon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TheCircleTexturePack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ThunderFX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ThunderPortal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Toilet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TomeoftheForsaken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TomeoftheUnholy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TooMuchBrownTexturePack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TorchVariations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Tormentstein3D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TorturedBaron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UberMinigun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UndeadKnight(dualaxe)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UnderwaterBubbles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UndyingTextures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Unmaker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UnmakerZombie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UsefulDoomEdits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UsefulFlatsTexturePack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UTNTPyro-Cannon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Uzi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VariousDoomKeys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WallTorches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WandofEmbers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WarlordofHell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WinchesterYellowboy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Wind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WitchavenTexturePack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WolfensteinGore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WolfHowl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Wraith(D3)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XtraLitesTexturePack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YellowLamp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ZDoom2012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ZDoom2012Big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ZDoom2012Upper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ZombieHenchman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ZombiemanRifle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ZombiePlasmaScientist.png</text:p>
          </table:table-cell>
          <table:table-cell table:number-columns-repeated="16383"/>
        </table:table-row>
        <table:table-row table:number-rows-repeated="1048225" table:style-name="ro1">
          <table:table-cell table:number-columns-repeated="16384"/>
        </table:table-row>
      </table:table>
      <table:table table:name="Sheet2" table:style-name="ta2">
        <table:table-column table:style-name="co5" table:default-cell-style-name="ce1"/>
        <table:table-column table:style-name="co4" table:number-columns-repeated="16383" table:default-cell-style-name="ce1"/>
        <table:table-row table:style-name="ro1">
          <table:table-cell office:value-type="string" table:style-name="ce1">
            <text:p>https://github.com/smeghammer/r_mirror/raw/master/_num/5thEpisode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a/Alternate/GibDeaths.zip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ttps://github.com/smeghammer/r_mirror/raw/master/a/Anachronox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a/ASMDShockRifl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a/AutoShotgun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b/BakersLegacy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b/BaphometsEy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b/BloodGhost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b/BloodyChain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b/BRP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b/Butcher(Gun)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c/Chasm-TheRift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c/Chicken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c/ClaymoreMin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d/DarkBase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d/Dead/SwampTre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in JSON o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github.com/smeghammer/r_mirror/raw/master/d/Doom25SSG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d/Doom64Light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d/Doom64Torch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d/DoomPotpourriTex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d/DoomTexturesforDoomII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d/DualBarrelLaserRifl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e/EternalDoomResourc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f/FirePillars(Doom)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f/FirePillars(Hexen)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f/FistsofFury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g/GatlingLaser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g/Gray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h/HeavyChaingun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T heavy machinegun!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github.com/smeghammer/r_mirror/raw/master/h/HellBas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h/HexenTree&amp;LeafVariant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i/IDTex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m/MagicSparkl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m/Malice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m/MaxPayneTextur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m/MysteriesotSithTex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n/NightmareAnimations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n/Nightmare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p/Powerslave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p/PowerStim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p/PowerUpRingSpawner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p/PSXFireSki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p/Psyren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p/Pump-ActionShotgun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q/Quad-ShotgunZombi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q/Quake2Small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q/QuakeIIChaingun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q/QuakeIII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q/QuakeII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q/QuakeI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q/QuiverTextur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r/Radix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r/RainSimpl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r/RecoloredDoom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r/ReturnToCastleWolfensteinTextur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r/Revolver(PS)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r/RingofRegeneration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r/RiotNerveGasLauncher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r/RiseoftheTriad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r/RocketPil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r/RocketZombieII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r/RomerosDoomDumpGor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creamsScreamsScream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crollofHellfir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eaweed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hadowWarrior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harkwithLaser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https://github.com/smeghammer/r_mirror/raw/master/s/ShellKit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hirtlessBeheadedMarin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ilver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kullCandl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mallBloodContainer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malltrees&amp;bush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olidSnakeSmall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oulSpawner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parkleSpawner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park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quirrel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https://github.com/smeghammer/r_mirror/raw/master/s/StainedGlassWindow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talagmitesandStalactit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tarTrekEliteForceTex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tarvingRat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tatusReport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tatusReportBig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trongholdPowerPad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upplyBox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ystemShock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t/TekWar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<text:a xlink:href="https://github.com/smeghammer/r_mirror/raw/master/t/TeleportSmokeSpawner.zip">https://github.com/smeghammer/r_mirror/raw/master/t/TeleportSmokeSpawner.zip</text:a>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t/ThunderFX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t/TomeoftheForsaken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t/TooMuchBrown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t/TorchVariation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t/Tormentstein3D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t/TrashCan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u/UACSniperRifl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u/UndeadKnight(dualaxe)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u/UndyingTextur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u/UnmakerZombi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7">
            <text:p><text:a xlink:href="https://github.com/smeghammer/r_mirror/raw/master/u/UsefulDoomEdits.zip">https://github.com/smeghammer/r_mirror/raw/master/u/UsefulDoomEdits.zip</text:a>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?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github.com/smeghammer/r_mirror/raw/master/u/UsefulFlats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u/UTNTPyro-Cannon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v/VariousDoomKey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w/WallTorch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w/WandofEmber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w/WarlordofHell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w/Witchaven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x/XtraLites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z/ZDoomBig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z/ZombiePlasmaScientist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7"/>
          <table:table-cell table:number-columns-repeated="16383"/>
        </table:table-row>
        <table:table-row table:number-rows-repeated="1048457" table:style-name="ro1">
          <table:table-cell table:number-columns-repeated="16384"/>
        </table:table-row>
      </table:table>
      <table:database-ranges>
        <table:database-range table:target-range-address="Sheet1.A3:Sheet1.A351">
          <table:sort>
            <table:sort-by table:field-number="0"/>
          </table:sort>
        </table:database-range>
        <table:database-range table:target-range-address="Sheet2.A1:Sheet2.D119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meta:initial-creator>Silas Jewitt</meta:initial-creator>
    <dc:creator>Silas Jewitt</dc:creator>
    <meta:creation-date>2021-06-19T19:53:15Z</meta:creation-date>
    <dc:date>2021-06-27T13:37:28Z</dc:date>
    <meta:editing-duration>PT0S</meta:editing-duration>
  </office:meta>
</office:document-meta>
</file>